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XMLObj.getNormalNamespac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XMLObj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XMLObj.addChildNode( FONode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ker.Maker( String 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XMLObj.UnknownXMLObj( FONode parent , String 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knownXMLObj.characters( char [ ] data , int start , int length , PropertyList pList ,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